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9661in" fo:min-width="1.7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661in" fo:min-width="0.1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862in" fo:min-width="1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409in" fo:min-width="0.5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6201in" fo:min-width="0.5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098in" fo:min-width="0.5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4898in" fo:min-width="1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252in" fo:min-width="0.7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4165in" fo:min-width="1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5563in" fo:min-width="0.1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9063in" fo:min-width="1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5291in" fo:min-width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6665in" fo:min-width="1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2.5315in" svg:height="1.365in" svg:x="2.1028in" svg:y="-0.4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Shape2" draw:style-name="gr2" draw:text-style-name="P3" svg:width="1.7504in" svg:height="0.5732in" svg:x="2.6236in" svg:y="-0.0366in"><draw:text-box><text:p text:style-name="P2"><text:span text:style-name="T1">A typical day of Micheal’s life.</text:span></text:p></draw:text-box></draw:frame><draw:custom-shape text:anchor-type="paragraph" draw:z-index="2" draw:name="Shape3" draw:style-name="gr3" draw:text-style-name="P4" svg:width="0.2413in" svg:height="0.7614in" svg:x="3.2693in" svg:y="0.90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" draw:name="Shape5" draw:style-name="gr5" draw:text-style-name="P5" svg:width="1.3543in" svg:height="0.3843in" svg:x="2.7591in" svg:y="1.8173in"><draw:text-box><text:p text:style-name="P1">X: What day is today?</text:p></draw:text-box></draw:frame><draw:custom-shape text:anchor-type="paragraph" draw:z-index="3" draw:name="Shape4" draw:style-name="gr4" draw:text-style-name="P4" svg:width="1.9185in" svg:height="0.7724in" svg:x="2.4047in" svg:y="1.6508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" draw:name="Shape6" draw:style-name="gr6" svg:width="0.6177in" svg:height="0.2815in" draw:transform="rotate (1.55439023182615) translate (3.17708333333333in 3.04027777777778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7" draw:style-name="gr7" svg:width="1.1878in" svg:height="1.2398in" svg:x="2.728in" svg:y="3.046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7" draw:name="Shape8" draw:style-name="gr8" draw:text-style-name="P6" svg:width="0.9689in" svg:height="0.1925in" svg:x="2.8736in" svg:y="3.5465in"><draw:text-box><text:p><text:span text:style-name="T2">It’s a weekend</text:span></text:p></draw:text-box></draw:frame><draw:custom-shape text:anchor-type="paragraph" draw:z-index="8" draw:name="Shape9" draw:style-name="gr9" svg:width="0.6669in" svg:height="0.2189in" svg:x="2.061in" svg:y="3.54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0" draw:style-name="gr10" draw:text-style-name="P1" svg:width="1.4169in" svg:height="0.4898in" svg:x="0.5925in" svg:y="3.4319in"><text:p text:style-name="P1">“Ugh… I have </text:p><text:p text:style-name="P1">school today.”</text:p><draw:enhanced-geometry svg:viewBox="0 0 21600 21600" draw:type="rectangle" draw:enhanced-path="M 0 0 L 21600 0 21600 21600 0 21600 0 0 Z N"/></draw:custom-shape><draw:frame text:anchor-type="paragraph" draw:z-index="10" draw:name="Shape11" draw:style-name="gr11" draw:text-style-name="P7" svg:width="0.5004in" svg:height="0.2504in" svg:x="2.1756in" svg:y="3.3902in"><draw:text-box><text:p>FALSE</text:p></draw:text-box></draw:frame><draw:custom-shape text:anchor-type="paragraph" draw:z-index="11" draw:name="Shape12" draw:style-name="gr12" svg:width="0.8024in" svg:height="0.2504in" svg:x="3.9154in" svg:y="3.52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name="Shape13" draw:style-name="gr13" draw:text-style-name="P7" svg:width="0.698in" svg:height="0.198in" svg:x="3.9154in" svg:y="3.4008in"><draw:text-box><text:p>TRUE</text:p></draw:text-box></draw:frame><draw:custom-shape text:anchor-type="paragraph" draw:z-index="13" draw:name="Shape14" draw:style-name="gr14" draw:text-style-name="P1" svg:width="1.115in" svg:height="0.4169in" svg:x="4.7173in" svg:y="3.4319in"><text:p text:style-name="P1">“Wooh! No </text:p><text:p text:style-name="P1">school today!</text:p><draw:enhanced-geometry svg:viewBox="0 0 21600 21600" draw:type="rectangle" draw:enhanced-path="M 0 0 L 21600 0 21600 21600 0 21600 0 0 Z N"/></draw:custom-shape><draw:custom-shape text:anchor-type="paragraph" draw:z-index="14" draw:name="Shape15" draw:style-name="gr15" svg:width="0.2295in" svg:height="0.6358in" svg:x="1.228in" svg:y="3.92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6" draw:style-name="gr16" svg:width="1.5213in" svg:height="0.9067in" svg:x="0.6134in" svg:y="4.5256in"><text:p/><draw:enhanced-geometry svg:viewBox="0 0 21600 21600" draw:type="rectangle" draw:enhanced-path="M 0 0 L 21600 0 21600 21600 0 21600 0 0 Z N"/></draw:custom-shape><draw:frame text:anchor-type="paragraph" draw:z-index="16" draw:name="Shape17" draw:style-name="gr17" draw:text-style-name="P5" svg:width="1.3232in" svg:height="0.7677in" svg:x="0.6654in" svg:y="4.578in"><draw:text-box><text:p text:style-name="P1">Brush my teeth, pick my clothes, eat my breakfast, drive to school.</text:p></draw:text-box></draw:frame><draw:custom-shape text:anchor-type="paragraph" draw:z-index="17" draw:name="Shape18" draw:style-name="gr18" svg:width="0.2504in" svg:height="0.6043in" svg:x="1.2382in" svg:y="5.4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9" draw:style-name="gr19" svg:width="1.6043in" svg:height="0.6669in" svg:x="0.6339in" svg:y="5.9945in"><text:p/><draw:enhanced-geometry svg:viewBox="0 0 21600 21600" draw:type="rectangle" draw:enhanced-path="M 0 0 L 21600 0 21600 21600 0 21600 0 0 Z N"/></draw:custom-shape><draw:frame text:anchor-type="paragraph" draw:z-index="19" draw:name="Shape20" draw:style-name="gr20" draw:text-style-name="P5" svg:width="1.3232in" svg:height="0.576in" svg:x="0.7693in" svg:y="6.0854in"><draw:text-box><text:p text:style-name="P1"><text:s/>Attend school for 8 hours and drive hom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49:14.701163744</meta:creation-date>
    <dc:date>2017-09-14T09:28:00.851131494</dc:date>
    <meta:editing-duration>PT8M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